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00ff66"/>
    </style:style>
    <style:style style:name="P6" style:family="paragraph" style:parent-style-name="Standard">
      <style:paragraph-properties fo:background-color="transparent">
        <style:background-image/>
      </style:paragraph-properties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8" style:family="paragraph" style:parent-style-name="Standard">
      <style:paragraph-properties fo:background-color="#ffcccc">
        <style:background-image/>
      </style:paragraph-properties>
    </style:style>
    <style:style style:name="P9" style:family="paragraph" style:parent-style-name="Standard">
      <style:text-properties fo:background-color="#00ff6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fo:background-color="#dddddd"/>
    </style:style>
    <style:style style:name="P12" style:family="paragraph" style:parent-style-name="Standard">
      <style:text-properties fo:background-color="#ff99ff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"C:\Users\user\Envs\my_django_environment\Scripts\python.exe" "C:\Users\user\Desktop\RoomAss\manage.py" runserver</text:p>
      <text:p text:style-name="P6">GENRAL VALIDATION ON BACKEND</text:p>
      <text:p text:style-name="P6">SECURITY, RESTRICTIONS, ERROR HANDLING</text:p>
      <text:p text:style-name="P8">disable create availability (buttons are gone, but url shenanigans might get in)</text:p>
      <text:p text:style-name="P6">ADMIN PAGE ORGANIZATION</text:p>
      <text:p text:style-name="P6">Documentation</text:p>
      <text:p text:style-name="P6">RESPONSIVENESS - Desktop</text:p>
      <text:p text:style-name="P6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1">AJAX would be something to learn about</text:p>
      <text:p text:style-name="P11">handling aurora seems like it would be weird generally</text:p>
      <text:p text:style-name="P11">event.start / event.end coming out of db seem to be in utc</text:p>
      <text:p text:style-name="P11"><text:s text:c="2"/>maybe this doesn't matter, but it would be good to have consistency if it's happening somewhere</text:p>
      <text:p text:style-name="P11">Room Qualities – Courtyard vs Not, Kid Friendly</text:p>
      <text:p text:style-name="P11">more precise times?</text:p>
      <text:p text:style-name="P11">Front page-</text:p>
      <text:p text:style-name="P11"><text:tab/>dynamic sorting by column?</text:p>
      <text:p text:style-name="P11"><text:tab/>Separate by building?</text:p>
      <text:p text:style-name="P11"><text:tab/>Single booking button with selection of row?</text:p>
      <text:p text:style-name="P11">-Is there a way to plug in a date range and find multiple rooms that will satisfy it?</text:p>
      <text:p text:style-name="P1"/>
      <text:p text:style-name="P5">more consistent language and display across all pages</text:p>
      <text:p text:style-name="P5">Colors and Styles</text:p>
      <text:p text:style-name="P3"/>
      <text:p text:style-name="P4">events die? </text:p>
      <text:p text:style-name="P3"><text:tab/>Run celery worker and scheduler to check</text:p>
      <text:p text:style-name="P3"/>
      <text:p text:style-name="P5">-Perhaps limit booking to some number of months ahead, for some number of weeks total.</text:p>
      <text:p text:style-name="Standard">---</text:p>
      <text:p text:style-name="P12">lets just add buttons to ROOMS MASTER</text:p>
      <text:p text:style-name="P12">remove owner</text:p>
      <text:p text:style-name="P12">assign owner</text:p>
      <text:p text:style-name="P12"/>
      <text:p text:style-name="P12">Move members to different rooms, copying their calendars over?</text:p>
      <text:p text:style-name="P12">Availabilities can come but occs might not?</text:p>
      <text:p text:style-name="P12">Or just fuck it and new room new calendar?</text:p>
      <text:p text:style-name="P12"/>
      <text:p text:style-name="P12">How does this work in Admin vs Site</text:p>
      <text:p text:style-name="Standard"/>
      <text:p text:style-name="Standard">use source to redirect correctly in admin access for my-room</text:p>
      <text:p text:style-name="Standard">different display for Admin Links</text:p>
      <text:p text:style-name="Standard"><text:soft-page-break/></text:p>
      <text:p text:style-name="Standard"/>
      <text:p text:style-name="Standard"/>
      <text:p text:style-name="P2">THING I THINK AREN'T A BIG DEAL</text:p>
      <text:p text:style-name="P1"/>
      <text:p text:style-name="P7">-When editing availabilities, no date can be submitted – though nothing happens</text:p>
      <text:p text:style-name="P7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2T14:15:00.91</dc:date>
    <dc:creator>Trevor Pierson</dc:creator>
    <meta:editing-duration>P18DT8H29M27S</meta:editing-duration>
    <meta:editing-cycles>261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312" meta:character-count="1980"/>
  </office:meta>
</office:document-meta>
</file>